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F80000015B8E7DE0E5B7EBC955.png" manifest:media-type="image/png"/>
  <manifest:file-entry manifest:full-path="Pictures/10000201000004B80000033080CDD518D100A4A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2.972cm" svg:height="22.272cm" svg:x="-1.312cm" svg:y="-0.583cm">
          <draw:image xlink:href="Pictures/10000201000004B80000033080CDD518D100A4A1.png" xlink:type="simple" xlink:show="embed" xlink:actuate="onLoad">
            <text:p/>
          </draw:image>
        </draw:frame>
        <draw:frame draw:style-name="gr1" draw:text-style-name="P1" draw:layer="layout" svg:width="2.936cm" svg:height="4.11cm" svg:x="25.507cm" svg:y="4.433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2.26cm" svg:height="3.164cm" svg:x="26.152cm" svg:y="6.641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1.8cm" svg:height="2.52cm" svg:x="23.115cm" svg:y="7.977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5.048cm" svg:height="7.066cm" svg:x="23.392cm" svg:y="6.584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3.193cm" svg:height="4.47cm" svg:x="25.042cm" svg:y="9.996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2.26cm" svg:height="3.164cm" svg:x="16.32cm" svg:y="14.699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2.26cm" svg:height="3.164cm" svg:x="20.469cm" svg:y="11.091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2.794cm" svg:height="3.912cm" svg:x="17.283cm" svg:y="13.92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3.193cm" svg:height="4.47cm" svg:x="19.026cm" svg:y="12.371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7.002cm" svg:height="9.802cm" svg:x="20.942cm" svg:y="9.26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1.8cm" svg:height="2.52cm" svg:x="15.449cm" svg:y="15.493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2.26cm" svg:height="3.164cm" svg:x="16.441cm" svg:y="16.022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0.478cm" svg:height="0.67cm" svg:x="8.387cm" svg:y="18.611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1.8cm" svg:height="2.52cm" svg:x="13.555cm" svg:y="16.576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1cm" svg:height="1.4cm" svg:x="13.073cm" svg:y="16.998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1.309cm" svg:height="1.832cm" svg:x="14.584cm" svg:y="16.085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1.309cm" svg:height="1.832cm" svg:x="13.411cm" svg:y="17.378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0.6cm" svg:height="0.84cm" svg:x="8.925cm" svg:y="18.41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0.6cm" svg:height="0.84cm" svg:x="9.436cm" svg:y="18.32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1cm" svg:height="1.4cm" svg:x="12.381cm" svg:y="17.148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1.094cm" svg:height="1.531cm" svg:x="11.643cm" svg:y="17.649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0.966cm" svg:height="1.353cm" svg:x="10.703cm" svg:y="17.86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0.837cm" svg:height="1.171cm" svg:x="9.91cm" svg:y="18.16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1.8cm" svg:height="2.52cm" svg:x="14.787cm" svg:y="16.696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0.308cm" svg:height="0.431cm" svg:x="6.978cm" svg:y="18.911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0.436cm" svg:height="0.61cm" svg:x="7.616cm" svg:y="18.671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0.308cm" svg:height="0.43cm" svg:x="7.44cm" svg:y="18.851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0.436cm" svg:height="0.61cm" svg:x="7.917cm" svg:y="18.701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1cm" svg:height="1.4cm" svg:x="12.652cm" svg:y="17.75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3.193cm" svg:height="4.47cm" svg:x="21.161cm" svg:y="14.656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2.794cm" svg:height="3.912cm" svg:x="19.478cm" svg:y="15.213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2.26cm" svg:height="3.164cm" svg:x="18.064cm" svg:y="16.052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5.048cm" svg:height="7.066cm" svg:x="23.392cm" svg:y="12.116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3.193cm" svg:height="4.47cm" svg:x="23.207cm" svg:y="14.716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1.309cm" svg:height="1.832cm" svg:x="27.062cm" svg:y="17.288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1.883cm" svg:height="2.635cm" svg:x="24.895cm" svg:y="16.545cm">
          <draw:image xlink:href="Pictures/10000201000000F80000015B8E7DE0E5B7EBC955.png" xlink:type="simple" xlink:show="embed" xlink:actuate="onLoad">
            <text:p/>
          </draw:image>
        </draw:frame>
        <draw:frame draw:style-name="gr1" draw:text-style-name="P1" draw:layer="layout" svg:width="1.8cm" svg:height="2.52cm" svg:x="21.01cm" svg:y="16.696cm">
          <draw:image xlink:href="Pictures/10000201000000F80000015B8E7DE0E5B7EBC95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08:43:59.170873010</meta:creation-date>
    <dc:date>2017-11-25T09:31:37.232891927</dc:date>
    <meta:editing-duration>PT35S</meta:editing-duration>
    <meta:editing-cycles>1</meta:editing-cycles>
    <meta:document-statistic meta:object-count="38"/>
    <meta:generator>LibreOffice/5.0.3.2$Linux_X86_64 LibreOffice_project/00m0$Build-2</meta:generator>
  </office:meta>
</office:document-meta>
</file>